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Progr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Program.JavascriptProgram( File file , Class clazz , Collection dependec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scriptProgram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scriptProgram.getHandler( ServiceManager manage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